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fill="solid" draw:fill-color="#ff6600"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Standard">
        <draw:frame draw:style-name="gr1" draw:text-style-name="P1" draw:layer="layout" svg:width="0.818cm" svg:height="0.47cm" svg:x="13.111cm" svg:y="10.05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3T21:44:33.056000000</meta:creation-date>
    <dc:date>2014-04-03T21:45:48.437000000</dc:date>
    <meta:editing-duration>P0D</meta:editing-duration>
    <meta:editing-cycles>1</meta:editing-cycles>
    <meta:document-statistic meta:object-count="24"/>
    <meta:generator>LibreOffice/4.2.3.1$Windows_x86 LibreOffice_project/3d4fc3d9dbf8f4c0aeb61498a81f91c5b7922f13</meta:generator>
  </office:meta>
</office:document-meta>
</file>

<file path=Object 1/content.xml><?xml version="1.0" encoding="utf-8"?>
<math xmlns="http://www.w3.org/1998/Math/MathML" display="block">
  <semantics>
    <mi mathvariant="italic">test</mi>
    <annotation encoding="StarMath 5.0">test</annotation>
  </semantics>
</math>
</file>